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 style:font-family-generic="modern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3.69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3pt" fo:font-style="normal" fo:text-shadow="none" style:text-underline-style="none" fo:font-weight="bold" style:font-name-asian="굴림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1pt" fo:font-style="normal" fo:text-shadow="none" style:text-underline-style="none" fo:font-weight="bold" style:font-name-asian="굴림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">
      <style:table-cell-properties fo:background-color="#ff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53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3pt" fo:font-style="normal" fo:text-shadow="none" style:text-underline-style="none" fo:font-weight="bold" style:font-name-asian="굴림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 style:data-style-name="N3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53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굴림" fo:font-size="13pt" fo:font-style="normal" fo:text-shadow="none" style:text-underline-style="none" fo:font-weight="bold" style:font-name-asian="굴림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 style:data-style-name="N153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3pt" fo:font-style="normal" fo:text-shadow="none" style:text-underline-style="none" fo:font-weight="bold" style:font-name-asian="굴림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Default" style:data-style-name="N3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53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3pt" fo:font-style="normal" fo:text-shadow="none" style:text-underline-style="none" fo:font-weight="bold" style:font-name-asian="굴림" style:font-size-asian="13pt" style:font-style-asian="normal" style:font-weight-asian="bold" style:font-size-complex="13pt" style:font-style-complex="normal" style:font-weight-complex="bold"/>
    </style:style>
    <style:style style:name="ce12" style:family="table-cell" style:parent-style-name="Default" style:data-style-name="N153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굴림" fo:font-size="13pt" fo:font-style="normal" fo:text-shadow="none" style:text-underline-style="none" fo:font-weight="bold" style:font-name-asian="굴림" style:font-size-asian="13pt" style:font-style-asian="normal" style:font-weight-asian="bold" style:font-size-complex="13pt" style:font-style-complex="normal" style:font-weight-complex="bold"/>
    </style:style>
    <style:style style:name="ce13" style:family="table-cell" style:parent-style-name="Default" style:data-style-name="N3">
      <style:table-cell-properties fo:border-bottom="0.74pt solid #000000" fo:background-color="#ffffcc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굴림" fo:font-size="11pt" fo:font-style="normal" fo:text-shadow="none" style:text-underline-style="none" fo:font-weight="normal" style:font-name-asian="굴림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8" table:default-cell-style-name="ce7"/>
        <table:table-column table:style-name="co1" table:number-columns-repeated="2" table:default-cell-style-name="ce10"/>
        <table:table-column table:style-name="co1" table:default-cell-style-name="ce13"/>
        <table:table-row table:style-name="ro1">
          <table:table-cell table:style-name="ce1"/>
          <table:table-cell table:style-name="ce1" office:value-type="string" calcext:value-type="string">
            <text:p>2018.12월</text:p>
          </table:table-cell>
          <table:table-cell table:style-name="ce1" office:value-type="string" calcext:value-type="string">
            <text:p>2019.12월</text:p>
          </table:table-cell>
          <table:table-cell table:style-name="ce1" office:value-type="string" calcext:value-type="string">
            <text:p>2020.12월</text:p>
          </table:table-cell>
          <table:table-cell table:style-name="ce6" office:value-type="string" calcext:value-type="string">
            <text:p>2021.12월</text:p>
          </table:table-cell>
          <table:table-cell table:style-name="ce6" office:value-type="string" calcext:value-type="string">
            <text:p>2022.12월</text:p>
          </table:table-cell>
          <table:table-cell table:style-name="ce8" office:value-type="string" calcext:value-type="string">
            <text:p>2023.7월</text:p>
          </table:table-cell>
          <table:table-cell table:style-name="ce8" office:value-type="string" calcext:value-type="string">
            <text:p>2023.8월</text:p>
          </table:table-cell>
          <table:table-cell table:style-name="ce8" office:value-type="string" calcext:value-type="string">
            <text:p>2023.9월</text:p>
          </table:table-cell>
          <table:table-cell table:style-name="ce8" office:value-type="string" calcext:value-type="string">
            <text:p>2023.10월</text:p>
          </table:table-cell>
          <table:table-cell table:style-name="ce8" office:value-type="string" calcext:value-type="string">
            <text:p>2023.11월</text:p>
          </table:table-cell>
          <table:table-cell table:style-name="ce8" office:value-type="string" calcext:value-type="string">
            <text:p>2023.12월</text:p>
          </table:table-cell>
          <table:table-cell table:style-name="ce9" office:value-type="string" calcext:value-type="string">
            <text:p>2024.1월</text:p>
          </table:table-cell>
          <table:table-cell table:style-name="ce11" office:value-type="string" calcext:value-type="string">
            <text:p>2024.2월</text:p>
          </table:table-cell>
          <table:table-cell table:style-name="ce12" office:value-type="string" calcext:value-type="string">
            <text:p>2024.3월</text:p>
          </table:table-cell>
        </table:table-row>
        <table:table-row table:style-name="ro2">
          <table:table-cell office:value-type="string" calcext:value-type="string">
            <text:p>SKT</text:p>
          </table:table-cell>
          <table:table-cell office:value-type="float" office:value="23784297" calcext:value-type="float">
            <text:p>23,784,297</text:p>
          </table:table-cell>
          <table:table-cell office:value-type="float" office:value="24083359" calcext:value-type="float">
            <text:p>24,083,359</text:p>
          </table:table-cell>
          <table:table-cell office:value-type="float" office:value="24110027" calcext:value-type="float">
            <text:p>24,110,027</text:p>
          </table:table-cell>
          <table:table-cell office:value-type="float" office:value="23750143" calcext:value-type="float">
            <text:p>23,750,143</text:p>
          </table:table-cell>
          <table:table-cell office:value-type="float" office:value="23277848" calcext:value-type="float">
            <text:p>23,277,848</text:p>
          </table:table-cell>
          <table:table-cell office:value-type="float" office:value="23164492" calcext:value-type="float">
            <text:p>23,164,492</text:p>
          </table:table-cell>
          <table:table-cell office:value-type="float" office:value="23123256" calcext:value-type="float">
            <text:p>23,123,256</text:p>
          </table:table-cell>
          <table:table-cell office:value-type="float" office:value="23094699" calcext:value-type="float">
            <text:p>23,094,699</text:p>
          </table:table-cell>
          <table:table-cell office:value-type="float" office:value="23058911" calcext:value-type="float">
            <text:p>23,058,911</text:p>
          </table:table-cell>
          <table:table-cell office:value-type="float" office:value="23022980" calcext:value-type="float">
            <text:p>23,022,980</text:p>
          </table:table-cell>
          <table:table-cell office:value-type="float" office:value="22977041" calcext:value-type="float">
            <text:p>22,977,041</text:p>
          </table:table-cell>
          <table:table-cell office:value-type="float" office:value="22899298" calcext:value-type="float">
            <text:p>22,899,298</text:p>
          </table:table-cell>
          <table:table-cell office:value-type="float" office:value="22886872" calcext:value-type="float">
            <text:p>22,886,872</text:p>
          </table:table-cell>
          <table:table-cell office:value-type="float" office:value="22882367" calcext:value-type="float">
            <text:p>22,882,367</text:p>
          </table:table-cell>
        </table:table-row>
        <table:table-row table:style-name="ro2">
          <table:table-cell office:value-type="string" calcext:value-type="string">
            <text:p>KT</text:p>
          </table:table-cell>
          <table:table-cell office:value-type="float" office:value="13969345" calcext:value-type="float">
            <text:p>13,969,345</text:p>
          </table:table-cell>
          <table:table-cell office:value-type="float" office:value="14162718" calcext:value-type="float">
            <text:p>14,162,718</text:p>
          </table:table-cell>
          <table:table-cell office:value-type="float" office:value="14332692" calcext:value-type="float">
            <text:p>14,332,692</text:p>
          </table:table-cell>
          <table:table-cell office:value-type="float" office:value="14162619" calcext:value-type="float">
            <text:p>14,162,619</text:p>
          </table:table-cell>
          <table:table-cell office:value-type="float" office:value="13746584" calcext:value-type="float">
            <text:p>13,746,584</text:p>
          </table:table-cell>
          <table:table-cell office:value-type="float" office:value="13619689" calcext:value-type="float">
            <text:p>13,619,689</text:p>
          </table:table-cell>
          <table:table-cell office:value-type="float" office:value="13602118" calcext:value-type="float">
            <text:p>13,602,118</text:p>
          </table:table-cell>
          <table:table-cell office:value-type="float" office:value="13591062" calcext:value-type="float">
            <text:p>13,591,062</text:p>
          </table:table-cell>
          <table:table-cell office:value-type="float" office:value="13576962" calcext:value-type="float">
            <text:p>13,576,962</text:p>
          </table:table-cell>
          <table:table-cell office:value-type="float" office:value="13551171" calcext:value-type="float">
            <text:p>13,551,171</text:p>
          </table:table-cell>
          <table:table-cell office:value-type="float" office:value="13516647" calcext:value-type="float">
            <text:p>13,516,647</text:p>
          </table:table-cell>
          <table:table-cell office:value-type="float" office:value="13302993" calcext:value-type="float">
            <text:p>13,302,993</text:p>
          </table:table-cell>
          <table:table-cell office:value-type="float" office:value="13289285" calcext:value-type="float">
            <text:p>13,289,285</text:p>
          </table:table-cell>
          <table:table-cell office:value-type="float" office:value="13275495" calcext:value-type="float">
            <text:p>13,275,495</text:p>
          </table:table-cell>
        </table:table-row>
        <table:table-row table:style-name="ro2">
          <table:table-cell office:value-type="string" calcext:value-type="string">
            <text:p>LGU+</text:p>
          </table:table-cell>
          <table:table-cell office:value-type="float" office:value="10762371" calcext:value-type="float">
            <text:p>10,762,371</text:p>
          </table:table-cell>
          <table:table-cell office:value-type="float" office:value="11066096" calcext:value-type="float">
            <text:p>11,066,096</text:p>
          </table:table-cell>
          <table:table-cell office:value-type="float" office:value="11379823" calcext:value-type="float">
            <text:p>11,379,823</text:p>
          </table:table-cell>
          <table:table-cell office:value-type="float" office:value="11308639" calcext:value-type="float">
            <text:p>11,308,639</text:p>
          </table:table-cell>
          <table:table-cell office:value-type="float" office:value="11198523" calcext:value-type="float">
            <text:p>11,198,523</text:p>
          </table:table-cell>
          <table:table-cell office:value-type="float" office:value="11046604" calcext:value-type="float">
            <text:p>11,046,604</text:p>
          </table:table-cell>
          <table:table-cell office:value-type="float" office:value="11024107" calcext:value-type="float">
            <text:p>11,024,107</text:p>
          </table:table-cell>
          <table:table-cell office:value-type="float" office:value="11010874" calcext:value-type="float">
            <text:p>11,010,874</text:p>
          </table:table-cell>
          <table:table-cell office:value-type="float" office:value="10994852" calcext:value-type="float">
            <text:p>10,994,852</text:p>
          </table:table-cell>
          <table:table-cell office:value-type="float" office:value="10974697" calcext:value-type="float">
            <text:p>10,974,697</text:p>
          </table:table-cell>
          <table:table-cell office:value-type="float" office:value="10943839" calcext:value-type="float">
            <text:p>10,943,839</text:p>
          </table:table-cell>
          <table:table-cell office:value-type="float" office:value="10804532" calcext:value-type="float">
            <text:p>10,804,532</text:p>
          </table:table-cell>
          <table:table-cell office:value-type="float" office:value="10807893" calcext:value-type="float">
            <text:p>10,807,893</text:p>
          </table:table-cell>
          <table:table-cell office:value-type="float" office:value="10821457" calcext:value-type="float">
            <text:p>10,821,457</text:p>
          </table:table-cell>
        </table:table-row>
        <table:table-row table:style-name="ro2">
          <table:table-cell office:value-type="string" calcext:value-type="string">
            <text:p>MVNO</text:p>
          </table:table-cell>
          <table:table-cell office:value-type="float" office:value="7081852" calcext:value-type="float">
            <text:p>7,081,852</text:p>
          </table:table-cell>
          <table:table-cell office:value-type="float" office:value="6810841" calcext:value-type="float">
            <text:p>6,810,841</text:p>
          </table:table-cell>
          <table:table-cell office:value-type="float" office:value="6093272" calcext:value-type="float">
            <text:p>6,093,272</text:p>
          </table:table-cell>
          <table:table-cell office:value-type="float" office:value="6082652" calcext:value-type="float">
            <text:p>6,082,652</text:p>
          </table:table-cell>
          <table:table-cell office:value-type="float" office:value="7269908" calcext:value-type="float">
            <text:p>7,269,908</text:p>
          </table:table-cell>
          <table:table-cell office:value-type="float" office:value="8231441" calcext:value-type="float">
            <text:p>8,231,441</text:p>
          </table:table-cell>
          <table:table-cell office:value-type="float" office:value="8367711" calcext:value-type="float">
            <text:p>8,367,711</text:p>
          </table:table-cell>
          <table:table-cell office:value-type="float" office:value="8493099" calcext:value-type="float">
            <text:p>8,493,099</text:p>
          </table:table-cell>
          <table:table-cell office:value-type="float" office:value="8601245" calcext:value-type="float">
            <text:p>8,601,245</text:p>
          </table:table-cell>
          <table:table-cell office:value-type="float" office:value="8682839" calcext:value-type="float">
            <text:p>8,682,839</text:p>
          </table:table-cell>
          <table:table-cell office:value-type="float" office:value="8719267" calcext:value-type="float">
            <text:p>8,719,267</text:p>
          </table:table-cell>
          <table:table-cell office:value-type="float" office:value="8845434" calcext:value-type="float">
            <text:p>8,845,434</text:p>
          </table:table-cell>
          <table:table-cell office:value-type="float" office:value="8971431" calcext:value-type="float">
            <text:p>8,971,431</text:p>
          </table:table-cell>
          <table:table-cell office:value-type="float" office:value="9165135" calcext:value-type="float">
            <text:p>9,165,135</text:p>
          </table:table-cell>
        </table:table-row>
        <table:table-row table:style-name="ro2">
          <table:table-cell table:style-name="ce3" office:value-type="string" calcext:value-type="string">
            <text:p>소 계</text:p>
          </table:table-cell>
          <table:table-cell office:value-type="float" office:value="55597865" calcext:value-type="float">
            <text:p>55,597,865</text:p>
          </table:table-cell>
          <table:table-cell office:value-type="float" office:value="56123014" calcext:value-type="float">
            <text:p>56,123,014</text:p>
          </table:table-cell>
          <table:table-cell office:value-type="float" office:value="55915814" calcext:value-type="float">
            <text:p>55,915,814</text:p>
          </table:table-cell>
          <table:table-cell office:value-type="float" office:value="55304053" calcext:value-type="float">
            <text:p>55,304,053</text:p>
          </table:table-cell>
          <table:table-cell office:value-type="float" office:value="55492863" calcext:value-type="float">
            <text:p>55,492,863</text:p>
          </table:table-cell>
          <table:table-cell office:value-type="float" office:value="56062226" calcext:value-type="float">
            <text:p>56,062,226</text:p>
          </table:table-cell>
          <table:table-cell office:value-type="float" office:value="56117192" calcext:value-type="float">
            <text:p>56,117,192</text:p>
          </table:table-cell>
          <table:table-cell office:value-type="float" office:value="56189734" calcext:value-type="float">
            <text:p>56,189,734</text:p>
          </table:table-cell>
          <table:table-cell office:value-type="float" office:value="56231970" calcext:value-type="float">
            <text:p>56,231,970</text:p>
          </table:table-cell>
          <table:table-cell office:value-type="float" office:value="56231687" calcext:value-type="float">
            <text:p>56,231,687</text:p>
          </table:table-cell>
          <table:table-cell office:value-type="float" office:value="56156794" calcext:value-type="float">
            <text:p>56,156,794</text:p>
          </table:table-cell>
          <table:table-cell office:value-type="float" office:value="55852257" calcext:value-type="float">
            <text:p>55,852,257</text:p>
          </table:table-cell>
          <table:table-cell office:value-type="float" office:value="55955481" calcext:value-type="float">
            <text:p>55,955,481</text:p>
          </table:table-cell>
          <table:table-cell office:value-type="float" office:value="56144454" calcext:value-type="float">
            <text:p>56,144,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 style:font-family-generic="modern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3P0" style:volatile="true">
      <number:number number:decimal-places="0" loext:min-decimal-places="0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 </loext:text>
      <loext:fill-character> </loext:fill-character>
      <number:text>₩₩₩₩₩₩₩₩₩₩₩-</number:text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1" loext:min-decimal-places="1" number:min-integer-digits="1"/>
      <number:text> </number:text>
    </number:number-style>
    <number:number-style style:name="N155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55P0"/>
    </number:number-style>
    <number:number-style style:name="N156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₩</loext:text>
      <loext:fill-character> </loext:fill-character>
      <number:text>₩₩₩₩₩₩₩₩₩₩₩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2" loext:min-decimal-places="2" number:min-integer-digits="0"/>
    </number:number-style>
    <number:number-style style:name="N158">
      <number:number number:decimal-places="0" loext:min-decimal-places="0" number:min-integer-digits="1" number:grouping="true"/>
      <number:text>.</number:text>
    </number:number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percentage-style style:name="N161">
      <number:text>%</number:text>
      <number:number number:decimal-places="2" loext:min-decimal-places="2" number:min-integer-digits="0"/>
    </number:percentage-style>
    <number:number-style style:name="N162">
      <number:text>$</number:text>
      <number:number number:decimal-places="2" loext:min-decimal-places="2" number:min-integer-digits="0"/>
    </number:number-style>
    <number:number-style style:name="N163">
      <number:text>$</number:text>
      <number:number number:decimal-places="0" loext:min-decimal-places="0" number:min-integer-digits="0"/>
      <number:text>.</number:text>
    </number:number-style>
    <number:number-style style:name="N16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₩!(</number:text>
      <number:number number:decimal-places="0" loext:min-decimal-places="0" number:min-integer-digits="1" number:grouping="true"/>
      <number:text>₩!)</number:text>
    </number:number-style>
    <number:number-style style:name="N164P2" style:volatile="true">
      <loext:text> $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$</loext:text>
      <loext:fill-character> </loext:fill-character>
      <number:text>₩!(</number:text>
      <number:number number:decimal-places="2" loext:min-decimal-places="2" number:min-integer-digits="1" number:grouping="true"/>
      <number:text>₩!)</number:text>
    </number:number-style>
    <number:number-style style:name="N16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₩!(</number:text>
      <number:number number:decimal-places="0" loext:min-decimal-places="0" number:min-integer-digits="1" number:grouping="true"/>
      <number:text>₩!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₩!(</number:text>
      <number:number number:decimal-places="2" loext:min-decimal-places="2" number:min-integer-digits="1" number:grouping="true"/>
      <number:text>₩!)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2" loext:min-decimal-places="2" number:min-integer-digits="1">
        <number:embedded-text number:position="3">!,</number:embedded-text>
      </number:number>
      <number:text>!</number:text>
    </number:number-style>
    <number:number-style style:name="N168">
      <style:text-properties fo:color="#ff0000"/>
      <number:text>-</number:text>
      <number:number number:decimal-places="2" loext:min-decimal-places="2" number:min-integer-digits="1">
        <number:embedded-text number:position="3">!,</number:embedded-text>
      </number:number>
      <number:text>!</number:text>
      <style:map style:condition="value()&gt;=0" style:apply-style-name="N168P0"/>
    </number:number-style>
    <number:number-style style:name="N169P0" style:volatile="true">
      <number:text>₩</number:text>
      <number:number number:decimal-places="0" loext:min-decimal-places="0" number:min-integer-digits="1" number:grouping="true"/>
    </number:number-style>
    <number:number-style style:name="N169">
      <number:text>₩-</number:text>
      <number:number number:decimal-places="0" loext:min-decimal-places="0" number:min-integer-digits="1" number:grouping="true"/>
      <style:map style:condition="value()&gt;=0" style:apply-style-name="N169P0"/>
    </number:number-style>
    <number:currency-style style:name="N170P0" style:volatile="true">
      <number:text> </number:text>
      <number:currency-symbol number:language="ko" number:country="KR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-</number:text>
      <number:currency-symbol number:language="ko" number:country="KR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">
      <number:text> </number:text>
      <number:currency-symbol number:language="ko" number:country="KR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70P0"/>
      <style:map style:condition="value()&lt;0" style:apply-style-name="N170P1"/>
    </number:currency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">
      <number:number number:decimal-places="1" loext:min-decimal-places="1" number:min-integer-digits="1"/>
      <number:text>%</number:text>
    </number:percentage-style>
    <number:number-style style:name="N10148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8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0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0P0"/>
    </number:number-style>
    <number:number-style style:name="N10151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1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1P0"/>
    </number:number-style>
    <number:date-style style:name="N10152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3" number:language="ko" number:country="KR">
      <number:day number:style="long"/>
      <number:text>-</number:text>
      <number:month number:textual="true"/>
    </number:date-style>
    <number:date-style style:name="N10154" number:language="ko" number:country="KR">
      <number:month number:textual="true"/>
      <number:text>-</number:text>
      <number:year/>
    </number:date-style>
    <number:time-style style:name="N10155" number:language="ko" number:country="KR">
      <number:hours/>
      <number:text>:</number:text>
      <number:minutes number:style="long"/>
      <number:text> </number:text>
      <number:am-pm/>
    </number:time-style>
    <number:time-style style:name="N10156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ko" number:country="KR">
      <number:hours/>
      <number:text>:</number:text>
      <number:minutes number:style="long"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59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60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0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0P0"/>
    </number:currency-style>
    <number:currency-style style:name="N10161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currency-style>
    <number:currency-style style:name="N10161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2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2P0"/>
    </number:currency-style>
    <number:currency-style style:name="N10163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currency-style>
    <number:currency-style style:name="N10163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3P0"/>
    </number:currency-style>
    <number:date-style style:name="N10164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5" number:language="ko" number:country="KR">
      <number:month number:style="long"/>
      <number:text>-</number:text>
      <number:day number:style="long"/>
    </number:date-style>
    <number:date-style style:name="N10166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67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68" number:language="ko" number:country="KR">
      <number:hours/>
      <number:text>시</number:text>
      <number:minutes number:style="long"/>
      <number:text>분</number:text>
    </number:time-style>
    <number:time-style style:name="N10169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0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1P0" style:volatile="true" number:language="ko" number:country="KR">
      <number:number number:decimal-places="0" loext:min-decimal-places="0" number:min-integer-digits="1" number:grouping="true"/>
    </number:number-style>
    <number:number-style style:name="N10171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1P0"/>
    </number:number-style>
    <number:number-style style:name="N10172P0" style:volatile="true" number:language="ko" number:country="KR">
      <number:number number:decimal-places="0" loext:min-decimal-places="0" number:min-integer-digits="1" number:grouping="true"/>
    </number:number-style>
    <number:number-style style:name="N10172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2P0"/>
    </number:number-style>
    <number:number-style style:name="N10173P0" style:volatile="true" number:language="ko" number:country="KR">
      <number:number number:decimal-places="2" loext:min-decimal-places="2" number:min-integer-digits="1" number:grouping="true"/>
    </number:number-style>
    <number:number-style style:name="N10173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3P0"/>
    </number:number-style>
    <number:number-style style:name="N10174P0" style:volatile="true" number:language="ko" number:country="KR">
      <number:number number:decimal-places="2" loext:min-decimal-places="2" number:min-integer-digits="1" number:grouping="true"/>
    </number:number-style>
    <number:number-style style:name="N10174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4P0"/>
    </number:number-style>
    <number:number-style style:name="N10175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2" style:volatile="true" number:language="ko" number:country="KR">
      <loext:text> ₩</loext:text>
      <loext:fill-character> </loext:fill-character>
      <number:text>- </number:text>
    </number:number-style>
    <number:text-style style:name="N10175" number:language="ko" number:country="K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6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6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6" number:language="ko" number:country="K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77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7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7" number:language="ko" number:country="KR">
      <number:text> </number:text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style:style style:name="Default" style:family="table-cell">
      <style:text-properties style:font-name="Noto Sans CJK JP" fo:font-family="'Noto Sans CJK JP'" style:font-family-generic="swiss" style:font-pitch="variable" style:font-name-asian="Noto Sans CJK JP1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9T14:19:46.593549987</meta:creation-date>
    <dc:date>2024-05-29T14:21:18.805032631</dc:date>
    <meta:editing-duration>PT1M32S</meta:editing-duration>
    <meta:editing-cycles>1</meta:editing-cycles>
    <meta:document-statistic meta:table-count="1" meta:cell-count="89" meta:object-count="0"/>
    <meta:generator>LibreOffice/6.0.7.3$Linux_X86_64 LibreOffice_project/00m0$Build-3</meta:generator>
  </office:meta>
</office:document-meta>
</file>